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style:style style:name="P1" style:parent-style-name="PréformatéHTML" style:master-page-name="MP0" style:family="paragraph">
      <style:paragraph-properties fo:break-before="page" fo:text-align="center"/>
    </style:style>
    <style:style style:name="T2" style:parent-style-name="Policepardéfaut" style:family="text">
      <style:text-properties style:font-name="Calibri" style:font-name-complex="Calibri" fo:font-size="12pt" style:font-size-asian="12pt" style:font-size-complex="12pt" fo:language="en" fo:country="GB"/>
    </style:style>
    <style:style style:name="P3" style:parent-style-name="PréformatéHTML" style:family="paragraph">
      <style:paragraph-properties fo:text-align="justify"/>
      <style:text-properties style:font-name="Calibri" style:font-name-complex="Calibri" fo:font-size="12pt" style:font-size-asian="12pt" style:font-size-complex="12pt" fo:language="en" fo:country="GB"/>
    </style:style>
    <style:style style:name="P4" style:parent-style-name="PréformatéHTML" style:family="paragraph">
      <style:paragraph-properties fo:text-align="justify"/>
      <style:text-properties style:font-name="Calibri" style:font-name-complex="Calibri" fo:font-size="12pt" style:font-size-asian="12pt" style:font-size-complex="12pt" fo:language="en" fo:country="GB"/>
    </style:style>
    <style:style style:name="P5" style:parent-style-name="PréformatéHTML" style:family="paragraph">
      <style:paragraph-properties fo:text-align="justify"/>
      <style:text-properties style:font-name="Calibri" style:font-name-complex="Calibri" fo:font-size="12pt" style:font-size-asian="12pt" style:font-size-complex="12pt" fo:language="en" fo:country="GB"/>
    </style:style>
    <style:style style:name="P6" style:parent-style-name="PréformatéHTML" style:family="paragraph">
      <style:paragraph-properties fo:text-align="justify"/>
    </style:style>
    <style:style style:name="T7" style:parent-style-name="Policepardéfaut" style:family="text">
      <style:text-properties style:font-name="Calibri" style:font-name-complex="Calibri" fo:font-size="12pt" style:font-size-asian="12pt" style:font-size-complex="12pt" fo:language="en" fo:country="GB"/>
    </style:style>
    <style:style style:name="T8" style:parent-style-name="Policepardéfaut" style:family="text">
      <style:text-properties style:font-name="Calibri" style:font-name-complex="Calibri" fo:font-size="12pt" style:font-size-asian="12pt" style:font-size-complex="12pt" fo:language="en" fo:country="GB"/>
    </style:style>
    <style:style style:name="T9" style:parent-style-name="Policepardéfaut" style:family="text">
      <style:text-properties style:font-name="Calibri" style:font-name-complex="Calibri" fo:font-size="12pt" style:font-size-asian="12pt" style:font-size-complex="12pt" fo:language="en" fo:country="GB"/>
    </style:style>
    <style:style style:name="P10" style:parent-style-name="PréformatéHTML" style:family="paragraph">
      <style:paragraph-properties fo:text-align="justify"/>
    </style:style>
    <style:style style:name="T11" style:parent-style-name="Policepardéfaut" style:family="text">
      <style:text-properties style:font-name="Calibri" style:font-name-complex="Calibri" fo:font-size="12pt" style:font-size-asian="12pt" style:font-size-complex="12pt" fo:language="en" fo:country="GB"/>
    </style:style>
    <style:style style:name="T12" style:parent-style-name="Policepardéfaut" style:family="text">
      <style:text-properties style:font-name="Calibri" style:font-name-complex="Calibri" fo:font-size="12pt" style:font-size-asian="12pt" style:font-size-complex="12pt" fo:language="en" fo:country="GB"/>
    </style:style>
    <style:style style:name="P13" style:parent-style-name="PréformatéHTML" style:family="paragraph">
      <style:text-properties style:font-name="Calibri" style:font-name-complex="Calibri" fo:language="en" fo:country="GB"/>
    </style:style>
    <style:style style:name="P14" style:parent-style-name="PréformatéHTML" style:family="paragraph">
      <style:paragraph-properties fo:text-align="justify"/>
      <style:text-properties fo:language="en" fo:country="GB"/>
    </style:style>
    <style:style style:name="P15" style:parent-style-name="PréformatéHTML" style:family="paragraph">
      <style:paragraph-properties fo:text-align="justify"/>
    </style:style>
    <style:style style:name="T16" style:parent-style-name="Policepardéfaut" style:family="text">
      <style:text-properties style:font-name="Calibri" style:font-name-complex="Calibri" fo:font-size="12pt" style:font-size-asian="12pt" style:font-size-complex="12pt" fo:language="en" fo:country="GB"/>
    </style:style>
    <style:style style:name="T17" style:parent-style-name="Policepardéfaut" style:family="text">
      <style:text-properties style:font-name="Calibri" style:font-name-complex="Calibri" fo:font-size="12pt" style:font-size-asian="12pt" style:font-size-complex="12pt" fo:language="en" fo:country="GB"/>
    </style:style>
    <style:style style:name="T18" style:parent-style-name="Policepardéfaut" style:family="text">
      <style:text-properties style:font-name="Calibri" style:font-name-complex="Calibri" fo:font-size="12pt" style:font-size-asian="12pt" style:font-size-complex="12pt" fo:language="en" fo:country="GB"/>
    </style:style>
    <style:style style:name="T19" style:parent-style-name="Policepardéfaut" style:family="text">
      <style:text-properties style:font-name="Calibri" style:font-name-complex="Calibri" fo:font-size="12pt" style:font-size-asian="12pt" style:font-size-complex="12pt" fo:language="en" fo:country="GB"/>
    </style:style>
    <style:style style:name="T20" style:parent-style-name="Policepardéfaut" style:family="text">
      <style:text-properties style:font-name="Calibri" style:font-name-complex="Calibri" fo:font-size="12pt" style:font-size-asian="12pt" style:font-size-complex="12pt" fo:language="en" fo:country="GB"/>
    </style:style>
    <style:style style:name="T21" style:parent-style-name="Policepardéfaut" style:family="text">
      <style:text-properties style:font-name="Calibri" style:font-name-complex="Calibri" fo:font-size="12pt" style:font-size-asian="12pt" style:font-size-complex="12pt" fo:language="en" fo:country="GB"/>
    </style:style>
    <style:style style:name="T22" style:parent-style-name="Policepardéfaut" style:family="text">
      <style:text-properties style:font-name="Calibri" style:font-name-complex="Calibri" fo:font-size="12pt" style:font-size-asian="12pt" style:font-size-complex="12pt" fo:language="en" fo:country="GB"/>
    </style:style>
    <style:style style:name="P23" style:parent-style-name="PréformatéHTML" style:family="paragraph">
      <style:paragraph-properties fo:text-align="justify"/>
      <style:text-properties fo:language="en" fo:country="GB"/>
    </style:style>
    <style:style style:name="T24" style:parent-style-name="Policepardéfaut" style:family="text">
      <style:text-properties fo:language="en" fo:country="GB"/>
    </style:style>
    <style:style style:name="T25" style:parent-style-name="Policepardéfaut" style:family="text">
      <style:text-properties style:font-name="Calibri" style:font-name-complex="Calibri" fo:font-size="12pt" style:font-size-asian="12pt" style:font-size-complex="12pt" fo:language="en" fo:country="GB"/>
    </style:style>
    <style:style style:name="T26" style:parent-style-name="Policepardéfaut" style:family="text">
      <style:text-properties style:font-name="Calibri" style:font-name-complex="Calibri" fo:font-size="12pt" style:font-size-asian="12pt" style:font-size-complex="12pt" fo:language="en"/>
    </style:style>
    <style:style style:name="T27" style:parent-style-name="Policepardéfaut" style:family="text">
      <style:text-properties style:font-name="Calibri" style:font-name-complex="Calibri" fo:font-size="12pt" style:font-size-asian="12pt" style:font-size-complex="12pt" fo:language="en"/>
    </style:style>
    <style:style style:name="P28" style:parent-style-name="PréformatéHTML" style:family="paragraph">
      <style:paragraph-properties fo:text-align="justify"/>
    </style:style>
    <style:style style:name="T29" style:parent-style-name="Policepardéfaut" style:family="text">
      <style:text-properties style:font-name="Calibri" style:font-name-complex="Calibri" fo:font-size="12pt" style:font-size-asian="12pt" style:font-size-complex="12pt" fo:language="en" fo:country="GB"/>
    </style:style>
  </office:automatic-styles>
  <office:body>
    <office:text text:use-soft-page-breaks="true">
      <text:p text:style-name="P1"><text:span text:style-name="T2">How to break free a malicious authority.</text:span></text:p>
      <text:p text:style-name="P3"/>
      <text:p text:style-name="P4">Since the existence of Human, when cooperation is necessary, Human decide to name a chief to supervised the project and the group. But the group depend of the chief and if he’s malicious, the group can be exposed and the project be damaged. It’s why named a chief (or a government in the modern society) is an important decision for citizen. But sometimes, despite the decision of the citizens, a chief can be elected and become a malicious authority. Like a lot of country who passed into a democracy to a tyranny. So, we have to find another solution to break free a malicious authority who passed the election.</text:p>
      <text:p text:style-name="P5"/>
      <text:p text:style-name="P6"><text:span text:style-name="T7">To begin, the first argument we can use is the possibility to everyone to be president (on the paper). Indeed, in France or another democratic country election is for “everyone” so if the actual government don’t seem to be a good authority, people can manifest and change the government. But what’s next? Can the authority who break free the malicious authority be a good one? What’s more, to be the government with the election path, people need to have the election way. In a lot of country, democracy don’t exist or seem to be controversial. But when a power in place is ready to use justice to eliminate a legitimate candidate, when the media propagate and amplify the rumo</text:span><text:span text:style-name="T8">u</text:span><text:span text:style-name="T9">r to cause a panic effect on public opinion, when it is possible to manipulate the vote and direct a major election towards the direction that we wish, there is then nothing left of the reality of universal suffrage and of what is called democracy.</text:span></text:p>
      <text:p text:style-name="P10"><text:span text:style-name="T11">So, the second option is to do a revolution, if the passive way doesn’t make it the people use violence.</text:span><text:span text:style-name="T12"><text:s/>But the danger of the revolution is to make political freedom disappear by implementing a strong and authoritarian power. And the revolution like it was said, is an act of violence to break free the authority. But with a violent act, a lot of damaged can happen and this will be “forgiven” because of the aim of the act. Life of people will be used for an ideology and consequences will appears (like death or destruction).</text:span></text:p>
      <text:p text:style-name="P13"><text:s/></text:p>
      <text:p text:style-name="P14"/>
      <text:p text:style-name="P15"><text:span text:style-name="T16">Conversely, instead of fighting against the authority, people can simply run away. This solution, contrary to the revolution and the democratic way to change the authority, proposed to people to don’t change the authority but to find another in another place. <text:s/>This as the advantage<text:s/></text:span><text:span text:style-name="T17">to don’t</text:span><text:span text:style-name="T18"><text:s/></text:span><text:span text:style-name="T19">waste</text:span><text:span text:style-name="T20"><text:s/>time to change an authority, to don’t have to do the job and to be scarred of the future of the of the new authority that you installed.</text:span><text:span text:style-name="T21"><text:s/>But on of the main problem of this solution, is that you have to find a place where you think that the authority isn’t malicious for you. Moreover, after finding it, go here can be problematic too if the first authority stops you. Finally, one time over there, who know if another authority uses the violent method to<text:s/></text:span><text:span text:style-name="T22">seize power and establish a dictatorship or just a new authority that doesn’t fit you.</text:span></text:p>
      <text:p text:style-name="P23"/>
      <text:p text:style-name="PréformatéHTML"><text:span text:style-name="T24"><text:tab/></text:span><text:span text:style-name="T25">To conclude, we cannot find a proper and stable way to break free a malicious authority. All the method approach in this text have good and bad side, i</text:span><text:span text:style-name="T26">t's then up to, the person wanting the change</text:span><text:span text:style-name="T27"><text:s/>to adapt the process and the solution according to his strength and ability to make change.</text:span></text:p>
      <text:p text:style-name="P28"><text:span text:style-name="T29"><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réformatéHTML" style:display-name="Préformaté HTML"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fals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y2iqfc" style:display-name="y2iqfc"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BINET</meta:initial-creator>
    <dc:creator> </dc:creator>
    <meta:creation-date>2022-11-10T19:59:00Z</meta:creation-date>
    <dc:date>2022-11-13T23:06:00Z</dc:date>
    <meta:template xlink:href="Normal.dotm" xlink:type="simple"/>
    <meta:editing-cycles>3</meta:editing-cycles>
    <meta:editing-duration>PT30300S</meta:editing-duration>
    <meta:document-statistic meta:page-count="1" meta:paragraph-count="6" meta:word-count="499" meta:character-count="3243" meta:row-count="22" meta:non-whitespace-character-count="2750"/>
  </office:meta>
</office:document-meta>
</file>